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064cm" svg:height="1.524cm" svg:x="0.508cm" svg:y="0.762cm">
          <text:p text:style-name="P1">Array2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5.08cm" svg:y="0.762cm">
          <text:p text:style-name="P1">TileFiel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9.652cm" svg:y="0.762cm">
          <text:p text:style-name="P1">Lev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14.224cm" svg:y="0.762cm">
          <text:p text:style-name="P1">Collec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14.224cm" svg:y="9.652cm">
          <text:p text:style-name="P1">Pars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6.35cm" svg:y="7.112cm">
          <text:p text:style-name="P1">ParserBa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524cm" svg:x="3.81cm" svg:y="9.652cm">
          <text:p text:style-name="P1">ParserSO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064cm" svg:height="1.524cm" svg:x="8.89cm" svg:y="9.652cm">
          <text:p text:style-name="P1">ParserSL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1.524cm" svg:x="11.43cm" svg:y="3.556cm">
          <text:p text:style-name="P1">Play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048cm" svg:height="1.524cm" svg:x="8.128cm" svg:y="3.556cm">
          <text:p text:style-name="P1">TileMov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24T19:32:25</meta:creation-date>
    <meta:editing-duration>PT4H48M15S</meta:editing-duration>
    <meta:editing-cycles>2</meta:editing-cycles>
    <meta:generator>LibreOffice/3.5$Linux_x86 LibreOffice_project/350m1$Build-2</meta:generator>
    <dc:date>2013-10-25T00:35:47</dc:date>
    <meta:document-statistic meta:object-count="33"/>
  </office:meta>
</office:document-meta>
</file>